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56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de-Index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]-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7]-[.C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8]-[.C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9]-[.C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2]-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15]-[.C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6]-[.C1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17]-[.C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20]-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1]-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2]-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B24]-[.C2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5]-[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B26]-[.C2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B27]-[.C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28]-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B30]-[.C3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31]-[.C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32]-[.C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33]-[.C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34]-[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7]-[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8]-[.C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9]-[.C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B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B42]-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B43]-[.C4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5]-[.C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[.B46]-[.C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B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B48]-[.C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B49]-[.C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[.B50]-[.C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[.B51]-[.C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B52]-[.C52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[.B53]-[.C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[.B54]-[.C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8" calcext:value-type="float">
            <text:p>108</text:p>
          </table:table-cell>
          <table:table-cell table:formula="of:=[.B55]-[.C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B56]-[.C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B57]-[.C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[.B58]-[.C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B59]-[.C59]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60]-[.C60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[.B61]-[.C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B62]-[.C6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B63]-[.C6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[.B64]-[.C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formula="of:=[.B65]-[.C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formula="of:=[.B66]-[.C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table:formula="of:=[.B67]-[.C6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[.B68]-[.C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2" office:value-type="float" office:value="356" calcext:value-type="float">
            <text:p>356</text:p>
          </table:table-cell>
          <table:table-cell table:formula="of:=[.B69]-[.C69]" office:value-type="float" office:value="0" calcext:value-type="float">
            <text:p>0</text:p>
          </table:table-cell>
        </table:table-row>
      </table:table>
      <table:table table:name="short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Node-Index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im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9_9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2]-[.D2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[.E2]/[.C2]" office:value-type="float" office:value="0.0833333333333333" calcext:value-type="float">
            <text:p>0.08333333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[.E3]/[.C3]" office:value-type="float" office:value="0.0769230769230769" calcext:value-type="float">
            <text:p>0.076923076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4]-[.D4]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[.E4]/[.C4]" office:value-type="float" office:value="0.214285714285714" calcext:value-type="float">
            <text:p>0.214285714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C5]-[.D5]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[.E5]/[.C5]" office:value-type="float" office:value="0.0588235294117647" calcext:value-type="float">
            <text:p>0.058823529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6]-[.D6]" office:value-type="float" office:value="-1" calcext:value-type="float">
            <text:p>-1</text:p>
          </table:table-cell>
          <table:table-cell office:value-type="string" calcext:value-type="string">
            <text:p>e</text:p>
          </table:table-cell>
          <table:table-cell table:formula="of:=[.E6]/[.C6]" office:value-type="float" office:value="-0.0588235294117647" calcext:value-type="float">
            <text:p>-0.0588235294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[.E7]/[.C7]" office:value-type="float" office:value="0.0526315789473684" calcext:value-type="float">
            <text:p>0.052631578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C8]-[.D8]"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formula="of:=[.E8]/[.C8]" office:value-type="float" office:value="-0.032258064516129" calcext:value-type="float">
            <text:p>-0.032258064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C9]-[.D9]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[.E9]/[.C9]" office:value-type="float" office:value="0.209302325581395" calcext:value-type="float">
            <text:p>0.2093023256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C10]-[.D10]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formula="of:=[.E10]/[.C10]" office:value-type="float" office:value="0.0882352941176471" calcext:value-type="float">
            <text:p>0.088235294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11]-[.D11]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[.E11]/[.C11]" office:value-type="float" office:value="0.210526315789474" calcext:value-type="float">
            <text:p>0.2105263158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string" calcext:value-type="string">
            <text:p>k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C12]-[.D12]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[.E12]/[.C12]" office:value-type="float" office:value="0.162162162162162" calcext:value-type="float">
            <text:p>0.1621621622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C13]-[.D13]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formula="of:=[.E13]/[.C13]" office:value-type="float" office:value="0.225" calcext:value-type="float">
            <text:p>0.225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C14]-[.D14]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[.E14]/[.C14]" office:value-type="float" office:value="0.184210526315789" calcext:value-type="float">
            <text:p>0.1842105263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C15]-[.D15]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[.E15]/[.C15]" office:value-type="float" office:value="0.03125" calcext:value-type="float">
            <text:p>0.031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C16]-[.D16]" office:value-type="float" office:value="-1" calcext:value-type="float">
            <text:p>-1</text:p>
          </table:table-cell>
          <table:table-cell office:value-type="string" calcext:value-type="string">
            <text:p>o</text:p>
          </table:table-cell>
          <table:table-cell table:formula="of:=[.E16]/[.C16]" office:value-type="float" office:value="-0.0238095238095238" calcext:value-type="float">
            <text:p>-0.0238095238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string" calcext:value-type="string">
            <text:p>p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[.C17]-[.D17]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[.E17]/[.C17]" office:value-type="float" office:value="0.0517241379310345" calcext:value-type="float">
            <text:p>0.0517241379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string" calcext:value-type="string">
            <text:p>q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C18]-[.D18]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formula="of:=[.E18]/[.C18]" office:value-type="float" office:value="0.0151515151515152" calcext:value-type="float">
            <text:p>0.015151515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C19]-[.D19]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formula="of:=[.E19]/[.C19]" office:value-type="float" office:value="0.0273972602739726" calcext:value-type="float">
            <text:p>0.027397260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[.C20]-[.D20]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.E20]/[.C20]" office:value-type="float" office:value="0.0116279069767442" calcext:value-type="float">
            <text:p>0.01162790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C21]-[.D21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formula="of:=[.E21]/[.C21]" office:value-type="float" office:value="0.0114942528735632" calcext:value-type="float">
            <text:p>0.011494252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string" calcext:value-type="string">
            <text:p>u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[.C22]-[.D22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formula="of:=[.E22]/[.C22]" office:value-type="float" office:value="0.0103092783505155" calcext:value-type="float">
            <text:p>0.0103092784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string" calcext:value-type="string">
            <text:p>v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[.C23]-[.D23]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formula="of:=[.E23]/[.C23]" office:value-type="float" office:value="0.016" calcext:value-type="float">
            <text:p>0.01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string" calcext:value-type="string">
            <text:p>w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C24]-[.D24]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formula="of:=[.E24]/[.C24]" office:value-type="float" office:value="0.008" calcext:value-type="float">
            <text:p>0.00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C25]-[.D25]"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table:formula="of:=[.E25]/[.C25]" office:value-type="float" office:value="-0.0161290322580645" calcext:value-type="float">
            <text:p>-0.016129032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string" calcext:value-type="string">
            <text:p>y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C26]-[.D26]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formula="of:=[.E26]/[.C26]" office:value-type="float" office:value="0.0147058823529412" calcext:value-type="float">
            <text:p>0.014705882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string" calcext:value-type="string">
            <text:p>z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formula="of:=[.C27]-[.D27]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formula="of:=[.E27]/[.C27]" office:value-type="float" office:value="0.00662251655629139" calcext:value-type="float">
            <text:p>0.0066225166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string" calcext:value-type="string">
            <text:p>aa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formula="of:=[.C28]-[.D28]"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formula="of:=[.E28]/[.C28]" office:value-type="float" office:value="0.00505050505050505" calcext:value-type="float">
            <text:p>0.005050505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string" calcext:value-type="string">
            <text:p>bb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table:formula="of:=[.C29]-[.D29]"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table:formula="of:=[.E29]/[.C29]" office:value-type="float" office:value="0.00746268656716418" calcext:value-type="float">
            <text:p>0.0074626866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string" calcext:value-type="string">
            <text:p>cc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[.C30]-[.D30]"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table:formula="of:=[.E30]/[.C30]" office:value-type="float" office:value="0.00366300366300366" calcext:value-type="float">
            <text:p>0.0036630037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15:24.465238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4:11:45.334545072</meta:creation-date>
    <dc:date>2017-03-06T14:51:11.951819141</dc:date>
    <meta:editing-duration>PT20M11S</meta:editing-duration>
    <meta:editing-cycles>5</meta:editing-cycles>
    <meta:generator>LibreOffice/5.1.4.2$Linux_X86_64 LibreOffice_project/10m0$Build-2</meta:generator>
    <meta:document-statistic meta:table-count="2" meta:cell-count="542" meta:object-count="0"/>
  </office:meta>
</office:document-meta>
</file>